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7bf4" officeooo:paragraph-rsid="00147bf4"/>
    </style:style>
    <style:style style:name="P2" style:family="paragraph" style:parent-style-name="Standard">
      <style:text-properties officeooo:rsid="00147bf4" officeooo:paragraph-rsid="00147bf4"/>
    </style:style>
    <style:style style:name="P3" style:family="paragraph" style:parent-style-name="Standard">
      <style:text-properties officeooo:rsid="0016dff9" officeooo:paragraph-rsid="0016dff9"/>
    </style:style>
    <style:style style:name="P4" style:family="paragraph" style:parent-style-name="Standard">
      <style:text-properties fo:font-weight="bold" officeooo:rsid="00147bf4" officeooo:paragraph-rsid="00147bf4" style:font-weight-asian="bold" style:font-weight-complex="bold"/>
    </style:style>
    <style:style style:name="P5" style:family="paragraph" style:parent-style-name="Standard">
      <style:text-properties fo:font-weight="bold" officeooo:rsid="0016dff9" officeooo:paragraph-rsid="0016dff9" style:font-weight-asian="bold" style:font-weight-complex="bold"/>
    </style:style>
    <style:style style:name="T1" style:family="text">
      <style:text-properties officeooo:rsid="001552df"/>
    </style:style>
    <style:style style:name="T2" style:family="text">
      <style:text-properties officeooo:rsid="0016dff9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ification faite dans le code<text:line-break/><text:span text:style-name="T3"><text:line-break/>DrawingView.java</text:span></text:p>
      <text:p text:style-name="P4"/>
      <text:p text:style-name="P1">-<text:span text:style-name="T2">Rajout de nouvelles variable tels que le selectedFigure, lasrX, lastY qui vont servir pour modifier la place d’une figure, le strokeColor, fillColor et le strokeWidth</text:span></text:p>
      <text:p text:style-name="P1"/>
      <text:p text:style-name="P1">-la méthode initComponents() a été supprimé car le problème c’est qu’elle s’applique à toutes les figures dessinées : <text:span text:style-name="T1">les paramètres sur les dessins tels que la couleur appliquée et l’épaisseur du trait sont appliqués à toutes les figures dessinées</text:span></text:p>
      <text:p text:style-name="P1"/>
      <text:p text:style-name="P1">-<text:span text:style-name="T2">Ajout de code pour la figure sélectionné au niveau de onDraw et onTouchEvent</text:span></text:p>
      <text:p text:style-name="P1"/>
      <text:p text:style-name="P1">-<text:span text:style-name="T2">Ajout de la méthode findFigure() pour récupérer la figure la plus récente de la séléction</text:span></text:p>
      <text:p text:style-name="P1"/>
      <text:p text:style-name="P1">-<text:span text:style-name="T2">les méthodes sur les nouvelles fonctionnalités tels que le undo, delete, reset, remplir, épaisseur et partager</text:span></text:p>
      <text:p text:style-name="P1"/>
      <text:p text:style-name="P1"/>
      <text:p text:style-name="P5">MainActivity.java</text:p>
      <text:p text:style-name="P3"/>
      <text:p text:style-name="P3">ajout des boutons pour les nouvelles fonctionnalités ainsi que dans activity_main.xml</text:p>
      <text:p text:style-name="P3"/>
      <text:p text:style-name="P3"/>
      <text:p text:style-name="P5">Figure.java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1:17:00.532719447</meta:creation-date>
    <dc:date>2026-03-22T12:07:52.368625097</dc:date>
    <meta:editing-duration>PT13H9M5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127" meta:character-count="855" meta:non-whitespace-character-count="736"/>
  </office:meta>
</office:document-meta>
</file>